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E000001E0613B23CFA0B18939.jpg" manifest:media-type="image/jpeg"/>
  <manifest:file-entry manifest:full-path="Pictures/1000000000000280000001E022BB0823B3F6C11A.jpg" manifest:media-type="image/jpeg"/>
  <manifest:file-entry manifest:full-path="Pictures/1000000000000280000001E0B576392BDF82D8E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6.276cm" svg:height="4.707cm" svg:x="6.449cm" svg:y="0.013cm">
            <draw:image xlink:href="Pictures/1000000000000280000001E0B576392BDF82D8E1.jpg" xlink:type="simple" xlink:show="embed" xlink:actuate="onLoad" loext:mime-type="image/jpeg">
              <text:p/>
            </draw:image>
          </draw:frame>
          <draw:frame draw:style-name="gr1" draw:text-style-name="P1" draw:layer="layout" svg:width="6.3cm" svg:height="4.725cm" svg:x="0.025cm" svg:y="0.013cm">
            <draw:image xlink:href="Pictures/1000000000000280000001E022BB0823B3F6C11A.jpg" xlink:type="simple" xlink:show="embed" xlink:actuate="onLoad" loext:mime-type="image/jpeg">
              <text:p/>
            </draw:image>
          </draw:frame>
          <draw:frame draw:style-name="gr1" draw:text-style-name="P1" draw:layer="layout" svg:width="5.767cm" svg:height="4.692cm" svg:x="12.858cm" svg:y="0.038cm">
            <draw:image xlink:href="Pictures/100000000000024E000001E0613B23CFA0B18939.jpg" xlink:type="simple" xlink:show="embed" xlink:actuate="onLoad" loext:mime-type="image/jpe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65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jörn Kasper</meta:initial-creator>
    <meta:creation-date>2022-08-03T16:25:46.000783806</meta:creation-date>
    <dc:date>2022-08-03T16:31:55.708493758</dc:date>
    <dc:creator>Björn Kasper</dc:creator>
    <meta:editing-duration>PT6M10S</meta:editing-duration>
    <meta:editing-cycles>2</meta:editing-cycles>
    <meta:generator>LibreOffice/6.4.7.2$Linux_X86_64 LibreOffice_project/40$Build-2</meta:generator>
    <meta:document-statistic meta:object-count="4"/>
  </office:meta>
</office:document-meta>
</file>